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ndale Sans UI" svg:font-family="Andale Sans UI" style:font-family-generic="system" style:font-pitch="variable"/>
    <style:font-face style:name="DejaVu Sans" svg:font-family="DejaVu Sans" style:font-family-generic="system"/>
    <style:font-face style:name="Arial" svg:font-family="Arial" style:font-family-generic="swiss" style:font-pitch="variable" svg:panose-1="2 11 6 4 2 2 2 2 2 4"/>
    <style:font-face style:name="MingLiU" svg:font-family="MingLiU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Thorndale, 'Times New Roman'" svg:font-family="Thorndale, 'Times New Roman'" style:font-family-generic="roman" style:font-pitch="variable"/>
    <style:font-face style:name="Albany, Arial" svg:font-family="Albany, Arial" style:font-family-generic="swiss" style:font-pitch="variable"/>
    <style:font-face style:name="Mincho, msmincho" svg:font-family="Mincho, msmincho" style:font-family-generic="system" style:font-pitch="variable"/>
    <style:font-face style:name="Courier New" svg:font-family="Courier New" style:font-family-generic="modern" style:font-pitch="fixed" svg:panose-1="2 7 3 9 2 2 5 2 4 4"/>
    <style:font-face style:name="SimSun, 宋体" svg:font-family="SimSun, 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Defaul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T5" style:parent-style-name="DefaultParagraphFont" style:family="text">
      <style:text-properties style:font-name-complex="Arial"/>
    </style:style>
    <style:style style:name="T6" style:parent-style-name="DefaultParagraphFont" style:family="text">
      <style:text-properties style:font-name-complex="Arial" fo:font-size="16pt" style:font-size-asian="16pt" style:font-size-complex="16pt"/>
    </style:style>
    <style:style style:name="T7" style:parent-style-name="DefaultParagraphFont" style:family="text">
      <style:text-properties style:font-name-complex="Arial"/>
    </style:style>
    <style:style style:name="T8" style:parent-style-name="DefaultParagraphFont" style:family="text">
      <style:text-properties style:font-name-complex="Arial"/>
    </style:style>
    <style:style style:name="T9" style:parent-style-name="DefaultParagraphFont" style:family="text">
      <style:text-properties style:font-name-complex="Arial"/>
    </style:style>
    <style:style style:name="T10" style:parent-style-name="DefaultParagraphFont" style:family="text">
      <style:text-properties style:font-name-complex="Arial"/>
    </style:style>
    <style:style style:name="P11" style:parent-style-name="WW-Default" style:family="paragraph">
      <style:text-properties style:font-name-complex="Arial"/>
    </style:style>
    <style:style style:name="P1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hyphenate="true"/>
    </style:style>
    <style:style style:name="P1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hyphenate="true"/>
    </style:style>
    <style:style style:name="P14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T15" style:parent-style-name="DefaultParagraphFont" style:family="text">
      <style:text-properties fo:font-size="8pt" style:font-size-asian="8pt" style:font-size-complex="8pt"/>
    </style:style>
    <style:style style:name="T16" style:parent-style-name="DefaultParagraphFont" style:family="text">
      <style:text-properties fo:font-size="8pt" style:font-size-asian="8pt" style:font-size-complex="8pt"/>
    </style:style>
    <style:style style:name="T17" style:parent-style-name="DefaultParagraphFont" style:family="text">
      <style:text-properties fo:font-size="8pt" style:font-size-asian="8pt" style:font-size-complex="8pt"/>
    </style:style>
    <style:style style:name="T18" style:parent-style-name="DefaultParagraphFont" style:family="text">
      <style:text-properties fo:font-size="8pt" style:font-size-asian="8pt" style:font-size-complex="8pt"/>
    </style:style>
    <style:style style:name="T19" style:parent-style-name="DefaultParagraphFont" style:family="text">
      <style:text-properties fo:font-size="8pt" style:font-size-asian="8pt" style:font-size-complex="8pt"/>
    </style:style>
    <style:style style:name="P20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21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T22" style:parent-style-name="DefaultParagraphFont" style:family="text">
      <style:text-properties style:font-name="Arial" style:font-name-asian="Andale Sans UI" style:font-name-complex="Arial" fo:font-size="12pt" style:font-size-asian="12pt"/>
    </style:style>
    <style:style style:name="T23" style:parent-style-name="DefaultParagraphFont" style:family="text">
      <style:text-properties style:font-name="Arial" style:font-name-asian="Andale Sans UI" style:font-name-complex="Arial" fo:font-style="italic" style:font-style-asian="italic" style:font-style-complex="italic" fo:font-size="8pt" style:font-size-asian="8pt" style:font-size-complex="8pt"/>
    </style:style>
    <style:style style:name="P2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T25" style:parent-style-name="DefaultParagraphFont" style:family="text">
      <style:text-properties style:font-name="Arial" style:font-name-asian="Andale Sans UI" style:font-name-complex="Arial" fo:font-size="12pt" style:font-size-asian="12pt"/>
    </style:style>
    <style:style style:name="T26" style:parent-style-name="DefaultParagraphFont" style:family="text">
      <style:text-properties style:font-name="Arial" style:font-name-asian="Andale Sans UI" style:font-name-complex="Arial" fo:font-size="12pt" style:font-size-asian="12pt"/>
    </style:style>
    <style:style style:name="T27" style:parent-style-name="DefaultParagraphFont" style:family="text">
      <style:text-properties style:font-name="Arial" style:font-name-asian="Andale Sans UI" style:font-name-complex="Arial" fo:font-size="8pt" style:font-size-asian="8pt" style:font-size-complex="8pt"/>
    </style:style>
    <style:style style:name="P2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3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33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P3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T3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8" style:parent-style-name="Internetlink" style:family="text">
      <style:text-properties style:font-name="Arial" style:font-name-complex="Arial" fo:font-size="12pt" style:font-size-asian="12pt" style:font-size-complex="12pt"/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  <style:style style:name="T41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  <style:style style:name="T42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  <style:style style:name="T43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  <style:style style:name="P4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4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4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47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4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49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T5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6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  <style:style style:name="P57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5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T6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1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  <style:style style:name="P6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7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6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0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1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7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7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0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1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7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8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0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1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4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5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7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9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100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101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102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103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104" style:parent-style-name="WW-Default" style:family="paragraph">
      <style:text-properties style:font-name-asian="Andale Sans UI" style:font-name-complex="Arial"/>
    </style:style>
    <style:style style:name="P105" style:parent-style-name="WW-Default" style:family="paragraph">
      <style:text-properties style:font-name-asian="Andale Sans UI" style:font-name-complex="Arial"/>
    </style:style>
    <style:style style:name="P106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107" style:parent-style-name="Heading2" style:family="paragraph">
      <style:paragraph-properties>
        <style:tab-stops>
          <style:tab-stop style:type="left" style:position="0in"/>
        </style:tab-stops>
      </style:paragraph-properties>
    </style:style>
    <style:style style:name="P108" style:parent-style-name="PlainText" style:family="paragraph">
      <style:text-properties style:font-name="Arial" style:font-name-complex="Arial" fo:font-size="12pt" style:font-size-asian="12pt" style:font-size-complex="12pt"/>
    </style:style>
    <style:style style:name="P109" style:parent-style-name="PlainText" style:family="paragraph">
      <style:text-properties style:font-name="Arial" style:font-name-complex="Arial" fo:font-size="12pt" style:font-size-asian="12pt" style:font-size-complex="12pt"/>
    </style:style>
    <style:style style:name="T1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1" style:parent-style-name="DefaultParagraphFont" style:family="text">
      <style:text-properties style:font-name="Arial" style:font-name-complex="Arial" fo:font-style="italic" style:font-style-asian="italic" style:font-style-complex="italic" fo:font-size="8pt" style:font-size-asian="8pt" style:font-size-complex="8pt"/>
    </style:style>
  </office:automatic-styles>
  <office:body>
    <office:text text:use-soft-page-breaks="true">
      <text:p text:style-name="P1"><text:span text:style-name="Heading1Char">Denmark, Data Sources</text:span><text:span text:style-name="T2"><text:s text:c="2"/></text:span><text:span text:style-name="T3"><text:s text:c="6"/></text:span><text:span text:style-name="T4"><text:tab/></text:span><text:span text:style-name="T5"><text:tab/><text:s text:c="13"/></text:span><text:span text:style-name="T6"><text:s text:c="4"/></text:span><text:span text:style-name="T7">Last modified: <text:s/></text:span><text:span text:style-name="T8">27</text:span><text:span text:style-name="T9">-</text:span><text:span text:style-name="T10">April-2018</text:span></text:p>
      <text:p text:style-name="P11"/>
      <text:p text:style-name="P12"/>
      <text:p text:style-name="P13">For more details, please refer to mortality.org/hmd/DNK/InputDB/DNKref.pdf</text:p>
      <text:h text:style-name="P14" text:outline-level="2">Population Estimates</text:h>
      <text:p text:style-name="Standard"/>
      <text:p text:style-name="WW-Default">2001 - 2017: <text:s/>Danmarks Statistik.<text:a xlink:href="http://www.statistikbanken.dk/" office:target-frame-name="_top" xlink:show="replace"><text:span text:style-name="Internetlink"><text:s/>http://www.statistikbanken.dk</text:span></text:a>.<text:s/><text:span text:style-name="T15">(RefCode 37, 42, 1997, 1998, 2000, 51</text:span><text:span text:style-name="T16">,</text:span><text:span text:style-name="T17"><text:s/>55</text:span><text:span text:style-name="T18">, &amp; 59</text:span><text:span text:style-name="T19">)</text:span></text:p>
      <text:p text:style-name="WW-Default"/>
      <text:p text:style-name="WW-Default">1993 - 2000: <text:s/>Danmarks Statistik. <text:s/>Befolkningens bevægelser.</text:p>
      <text:p text:style-name="WW-Default"/>
      <text:p text:style-name="WW-Default">1906-1991: <text:s/>Danmarks Statistik.</text:p>
      <text:p text:style-name="P20"/>
      <text:h text:style-name="P21" text:outline-level="2">Census</text:h>
      <text:p text:style-name="WW-Default"/>
      <text:p text:style-name="PreformattedText"><text:span text:style-name="T22">1880, 1890, 1900, 1910, 1920, 1930, 1940: <text:s/>Danmarks Statistik. <text:s/>Census counts from various publications. <text:s/></text:span><text:span text:style-name="T23">(RefCode 13)</text:span></text:p>
      <text:p text:style-name="P24"/>
      <text:p text:style-name="PreformattedText"><text:span text:style-name="T25">1801-1840, 1845, 1850, 1855, 1860, 1870: <text:s/></text:span><text:span text:style-name="T26">Danmarks Statistik. <text:s/>Befolkningsforholdene i Danmark. I det 19. aarhundrede. Statistisk Tabelvaerk. Femte raekke. Litra A Nr 5.<text:s/></text:span><text:span text:style-name="T27">(RefCode1801)</text:span></text:p>
      <text:p text:style-name="P28"/>
      <text:p text:style-name="PlainText"><text:span text:style-name="T29">1801, 1834, 1840, 1845, 1850, 1855, 1860, 1870, 1911, 1921, 1930: <text:s/>Derived from various statistical publications<text:s/></text:span><text:span text:style-name="T30">of Danmarks Statistik. Data have been compiled and computerized by Kirill Andreev. <text:s/>Copies of original publications of census population (years) are available in InArchive.<text:s/></text:span><text:span text:style-name="T31"><text:s/>(RefCode13)</text:span></text:p>
      <text:p text:style-name="P32"/>
      <text:h text:style-name="P33" text:outline-level="2">Births</text:h>
      <text:p text:style-name="P34"/>
      <text:p text:style-name="PlainText"><text:span text:style-name="T35">2001-201</text:span><text:span text:style-name="T36">6</text:span><text:span text:style-name="T37">: <text:s/>Danmarks Statistik. <text:s/>(</text:span><text:a xlink:href="http://www.statistikbanken.dk/" office:target-frame-name="_top" xlink:show="replace"><text:span text:style-name="T38">http://www.statistikbanken.dk</text:span></text:a><text:span text:style-name="T39">). <text:s/></text:span><text:span text:style-name="T40">(RefCode 37, 42, 1996, 52,</text:span><text:span text:style-name="T41"><text:s/>57</text:span><text:span text:style-name="T42"><text:s/>&amp; 61</text:span><text:span text:style-name="T43">)</text:span></text:p>
      <text:p text:style-name="P44"/>
      <text:p text:style-name="P45">1994-2000: <text:s/>Danmarks Statistik. <text:s/>Befolkningens bevægelser.</text:p>
      <text:p text:style-name="P46"/>
      <text:p text:style-name="P47">1835-1993: <text:s/>Compiled by Kirill Andreev from various statistical publications of Danmarks Statistik.</text:p>
      <text:p text:style-name="P48"/>
      <text:h text:style-name="P49" text:outline-level="2">Deaths</text:h>
      <text:p text:style-name="WW-Default"/>
      <text:p text:style-name="WW-Default">2009<text:s/>- 2016: <text:s/>Data received by email from Dorthe Larsen of Statistics Denmark. <text:s/><text:span text:style-name="T50">(RefCode 50 &amp; 56</text:span><text:span text:style-name="T51">, &amp; 60</text:span><text:span text:style-name="T52">)</text:span></text:p>
      <text:p text:style-name="WW-Default"/>
      <text:p text:style-name="WW-Default">2006 - 2008: <text:s/>Danmarks Statistik<text:s/><text:a xlink:href="http://www.statistikbanken.dk/" office:target-frame-name="_top" xlink:show="replace"><text:span text:style-name="Internetlink">http://www.statistikbanken.dk</text:span></text:a>.<text:s/><text:span text:style-name="T53">(RefCode 41, 1997,</text:span><text:span text:style-name="T54"><text:s/>1998, 2000)</text:span></text:p>
      <text:p text:style-name="WW-Default"/>
      <text:p text:style-name="WW-Default">2005: <text:s/>Danmarks Statistik.</text:p>
      <text:p text:style-name="WW-Default"/>
      <text:p text:style-name="PlainText"><text:span text:style-name="T55">2004: <text:s/>Data have been received directly from Danmarks Statistik. <text:s/></text:span><text:span text:style-name="T56">(RefCode 40)</text:span></text:p>
      <text:p text:style-name="P57"/>
      <text:p text:style-name="P58">2003: <text:s/>Danmarks Statistik. <text:s/>Befolkningens bevægelser.</text:p>
      <text:p text:style-name="P59"/>
      <text:soft-page-break/>
      <text:p text:style-name="PlainText"><text:span text:style-name="T60">2001-2002: <text:s/>Danmarks Statistik. Befolkningens bevægelser 2003. <text:s/></text:span><text:span text:style-name="T61">(RefCode 38)</text:span></text:p>
      <text:p text:style-name="P62"/>
      <text:p text:style-name="P63">1970-2000: <text:s/>Danmarks Statistik. <text:s/>Befolkningens bevægelser.</text:p>
      <text:p text:style-name="P64"/>
      <text:p text:style-name="P65">1956-1969: <text:s/>Danmarks Statistik. (1973). Statistisk tabelværk. Vielser, fødsler or dødsfald. (Table works. Marriages, Births and Deaths.)</text:p>
      <text:p text:style-name="P66"/>
      <text:p text:style-name="P67">1941-1955: <text:s/>Danmarks Statistik. <text:s/>(1962). Statistisk tabelværk. Vielser, fødsler or dødsfald. (Table works. Marriages, Births and Deaths.) I.</text:p>
      <text:p text:style-name="P68"/>
      <text:p text:style-name="P69">1931-1940: <text:s/>Danmarks Statistik. <text:s/>Statistisk tabelværk. Vielser, fødsler or dødsfald. <text:s/>(Table works. Marriages, Births and Deaths.) IV A, 22.</text:p>
      <text:p text:style-name="P70"/>
      <text:p text:style-name="P71">1926-1930: <text:s/>Danmarks Statistik.<text:s text:c="2"/>Statistisk tabelværk. Vielser, fødsler or dødsfald. <text:s/>(Table works. Marriages, Births and Deaths.) IV A, 19.</text:p>
      <text:p text:style-name="P72"/>
      <text:p text:style-name="P73">1921-1925: <text:s/>Danmarks Statistik. <text:s/>Statistisk tabelværk. Vielser, fødsler or dødsfald. <text:s/>(Table works. Marriages, Births and Deaths.) IV A, 17.</text:p>
      <text:p text:style-name="P74"/>
      <text:p text:style-name="P75">1916-1920: <text:s/>Danmarks Statistik. <text:s/>Statistisk Tabelværk. Femte Række, Litra A Nr. 15 Ægteskaber, fødte og døde i aarene. (Table works. Marriages, Births and Deaths.) IV A, 15.</text:p>
      <text:p text:style-name="P76"/>
      <text:p text:style-name="P77">1911-1915: <text:s/>Danmarks Statistik. <text:s/>Statistisk tabelværk. Vielser, fødsler or dødsfald.<text:s text:c="2"/>(Table works. Marriages, Births and Deaths.) IV A, 13.</text:p>
      <text:p text:style-name="P78"/>
      <text:p text:style-name="P79">1906-1910: <text:s/>Danmarks Statistik. <text:s/>Statistisk tabelværk. Vielser, fødsler or dødsfald. <text:s/>(Table works. Marriages, Births and Deaths.) IV A, 8.</text:p>
      <text:p text:style-name="P80"/>
      <text:p text:style-name="P81">1901-1905: <text:s/>Danmarks Statistik. <text:s/>Statistisk tabelværk. Vielser, fødsler or dødsfald. <text:s/>(Table works. Marriages, Births and Deaths.) V A, 6.</text:p>
      <text:p text:style-name="P82"/>
      <text:p text:style-name="P83">1895-1900: <text:s/>Danmarks Statistik. <text:s/>Statistisk tabelværk. Vielser, fødsler or dødsfald. <text:s/>(Table works. Marriages, Births and Deaths.) V A, 2.</text:p>
      <text:p text:style-name="P84"/>
      <text:p text:style-name="P85">1890-1894: <text:s/>Danmarks Statistik. <text:s/>Statistisk tabelværk. Vielser, fødsler or dødsfald. <text:s/>(Table works. Marriages, Births and Deaths.) IV A, 9.</text:p>
      <text:p text:style-name="P86"/>
      <text:p text:style-name="P87">1885-1889: <text:s/>Danmarks Statistik. <text:s/>Statistisk tabelværk. Vielser, fødsler or dødsfald. <text:s/>(Table works. Marriages, Births and Deaths.) IV A, 7.</text:p>
      <text:p text:style-name="P88"/>
      <text:p text:style-name="P89">1880-1884: <text:s/>Danmarks Statistik. <text:s/>Statistisk tabelværk. Vielser, fødsler or dødsfald. <text:s/>(Table works. Marriages, Births and Deaths.) IV A, 5.</text:p>
      <text:p text:style-name="P90"/>
      <text:p text:style-name="P91">1875-1879: <text:s/>Danmarks Statistik. <text:s/>Statistisk tabelværk. Vielser, fødsler or dødsfald. <text:s/>(Table works. Marriages, Births and<text:s/>Deaths.) IV A, 2.</text:p>
      <text:p text:style-name="P92"/>
      <text:p text:style-name="P93">1870-1874: <text:s/>Danmarks Statistik. <text:s/>Statistisk tabelværk. Vielser, fødsler or dødsfald. <text:s/>(Table works. Marriages, Births and Deaths.) <text:s/>IV A, 1.</text:p>
      <text:p text:style-name="P94"/>
      <text:p text:style-name="P95">1865-1869: <text:s/>Danmarks Statistik. <text:s/>Statistisk tabelværk. Vielser, fødsler or dødsfald. <text:s/>(Table works. Marriages, Births and Deaths.) III, 25.</text:p>
      <text:p text:style-name="P96"/>
      <text:soft-page-break/>
      <text:p text:style-name="P97">1860-1864: <text:s/>Danmarks Statistik. <text:s/>Statistisk tabelværk. Vielser, fødsler or dødsfald. <text:s/>(Table works. Marriages, Births and Deaths.) <text:s/>III, 12.</text:p>
      <text:p text:style-name="P98"/>
      <text:p text:style-name="P99">1855-1859: <text:s/>Danmarks Statistik. <text:s/>Statistisk tabelværk. Vielser,<text:s/>fødsler or dødsfald. <text:s/>(Table works. Marriages, Births and Deaths.) <text:s/>III, 2.</text:p>
      <text:p text:style-name="P100"/>
      <text:p text:style-name="P101">1850-1854: <text:s/>Danmarks Statistik. <text:s/>Statistisk tabelværk. Vielser, fødsler or dødsfald. <text:s/>(Table works. Marriages, Births and Deaths.) II, 17, 1.del.</text:p>
      <text:p text:style-name="P102"/>
      <text:p text:style-name="P103">1845-1849: <text:s/>Danmarks Statistik.<text:s/><text:s/>Statistisk tabelværk. Vielser, fødsler or dødsfald. <text:s/>(Table works. Marriages, Births and Deaths.) <text:s/>II, 1</text:p>
      <text:p text:style-name="PlainText"/>
      <text:p text:style-name="WW-Default">1840-1844: <text:s/>Danmarks Statistik. <text:s/>Statistisk tabelværk. Vielser, fødsler or dødsfald.</text:p>
      <text:p text:style-name="WW-Default">(Table works. Marriages, Births and Deaths.) I, 10.</text:p>
      <text:p text:style-name="P104"/>
      <text:p text:style-name="WW-Default">1834-1839:<text:s/><text:s/>Danmarks Statistik. (1919). Statistisk tabelværk. Vielser, fødsler or</text:p>
      <text:p text:style-name="P105">dødsfald. (Table works. Marriages, Births and Deaths.) <text:s/>I, 6.</text:p>
      <text:p text:style-name="P106"/>
      <text:h text:style-name="P107" text:outline-level="2">Territorial Adjustment Factors</text:h>
      <text:p text:style-name="WW-Default"/>
      <text:p text:style-name="P108">Birth adjustment factors (Rb) were computed directly from series of births for Denmark and<text:s/>South Jutland.</text:p>
      <text:p text:style-name="P109"/>
      <text:p text:style-name="PlainText"><text:span text:style-name="T110">1921: <text:s/>Population adjustment factors (Vx) factors were computed based on 1921 census data. South Jutland was enumerated as a stand alone area in this census.<text:s/></text:span><text:span text:style-name="T111">(Refcode1922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ndale Sans UI" svg:font-family="Andale Sans UI" style:font-family-generic="system" style:font-pitch="variable"/>
    <style:font-face style:name="DejaVu Sans" svg:font-family="DejaVu Sans" style:font-family-generic="system"/>
    <style:font-face style:name="Arial" svg:font-family="Arial" style:font-family-generic="swiss" style:font-pitch="variable" svg:panose-1="2 11 6 4 2 2 2 2 2 4"/>
    <style:font-face style:name="MingLiU" svg:font-family="MingLiU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Thorndale, 'Times New Roman'" svg:font-family="Thorndale, 'Times New Roman'" style:font-family-generic="roman" style:font-pitch="variable"/>
    <style:font-face style:name="Albany, Arial" svg:font-family="Albany, Arial" style:font-family-generic="swiss" style:font-pitch="variable"/>
    <style:font-face style:name="Mincho, msmincho" svg:font-family="Mincho, msmincho" style:font-family-generic="system" style:font-pitch="variable"/>
    <style:font-face style:name="Courier New" svg:font-family="Courier New" style:font-family-generic="modern" style:font-pitch="fixed" svg:panose-1="2 7 3 9 2 2 5 2 4 4"/>
    <style:font-face style:name="SimSun, 宋体" svg:font-family="SimSun, 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ndale Sans U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WW-Default" style:next-style-name="WW-Default" style:default-outline-level="1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WW-Default" style:next-style-name="WW-Default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style:font-style-complex="italic" fo:text-transform="uppercase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Thorndale, 'Times New Roman'" style:font-name-complex="Andale Sans UI" style:font-size-complex="10pt" fo:hyphenate="false"/>
    </style:style>
    <style:style style:name="Heading" style:display-name="Heading" style:family="paragraph" style:parent-style-name="WW-Default" style:next-style-name="Textbody">
      <style:paragraph-properties fo:keep-with-next="always" fo:margin-top="0.1666in" fo:margin-bottom="0.0833in"/>
      <style:text-properties style:font-name="Albany, Arial" style:font-name-asian="Mincho, msmincho" style:font-name-complex="Andale Sans UI" fo:font-size="14pt" style:font-size-asian="14pt" style:font-size-complex="14pt" fo:hyphenate="false"/>
    </style:style>
    <style:style style:name="Textbody" style:display-name="Text body" style:family="paragraph" style:parent-style-name="WW-Default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DejaVu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ejaVu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" fo:hyphenate="false"/>
    </style:style>
    <style:style style:name="WW-Default" style:display-name="WW-Default" style:family="paragraph">
      <style:text-properties style:font-name="Arial" style:font-name-asian="MingLiU" style:font-name-complex="Times New Roman" style:language-asian="zh" style:country-asian="TW" fo:hyphenate="false"/>
    </style:style>
    <style:style style:name="PreformattedText" style:display-name="Preformatted Text" style:family="paragraph" style:parent-style-name="WW-Default">
      <style:text-properties style:font-name="Thorndale, 'Times New Roman'" fo:font-size="10pt" style:font-size-asian="10pt" fo:hyphenate="false"/>
    </style:style>
    <style:style style:name="StyleHeading1" style:display-name="Style Heading 1 +" style:family="paragraph" style:parent-style-name="Heading1" style:default-outline-level="1">
      <style:paragraph-properties fo:margin-top="0in" fo:margin-bottom="0in"/>
      <style:text-properties fo:hyphenate="false"/>
    </style:style>
    <style:style style:name="HTMLPreformatted" style:display-name="HTML Preformatted" style:family="paragraph" style:parent-style-name="WW-Default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fo:hyphenate="true"/>
    </style:style>
    <style:style style:name="PlainText" style:display-name="Plain Text" style:family="paragraph" style:parent-style-name="Standard">
      <style:text-properties style:font-name="Courier New" style:font-name-complex="Courier New" fo:font-size="10pt" style:font-size-asian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DefaultParagraphFont" style:display-name="WW-Default Paragraph Font" style:family="text"/>
    <style:style style:name="Internetlink" style:display-name="Internet link" style:family="text" style:parent-style-name="WW-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Arial" style:font-name-asian="SimSun, 宋体" style:font-name-complex="Arial" fo:font-weight="bold" style:font-weight-asian="bold" style:font-weight-complex="bold" style:letter-kerning="true" fo:font-size="16pt" style:font-size-asian="16pt" style:font-size-complex="16pt" fo:language="en" fo:country="US" style:language-asian="zh" style:country-asian="CN" style:language-complex="ar" style:country-complex="SA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902in" fo:margin-bottom="0.5in" fo:margin-right="0.7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elgium, Data Sources         Last modified: 11-Oct-2005</dc:title>
    <meta:initial-creator>lyang</meta:initial-creator>
    <dc:creator>lyang</dc:creator>
    <meta:creation-date>2018-04-27T19:31:00Z</meta:creation-date>
    <dc:date>2018-04-27T19:37:00Z</dc:date>
    <meta:print-date>2113-01-01T00:00:00Z</meta:print-date>
    <meta:template xlink:href="Normal" xlink:type="simple"/>
    <meta:editing-cycles>3</meta:editing-cycles>
    <meta:editing-duration>PT420S</meta:editing-duration>
    <meta:user-defined meta:name="Info 1"/>
    <meta:user-defined meta:name="Info 2"/>
    <meta:user-defined meta:name="Info 3"/>
    <meta:user-defined meta:name="Info 4"/>
    <meta:document-statistic meta:page-count="3" meta:paragraph-count="10" meta:word-count="803" meta:character-count="5371" meta:row-count="38" meta:non-whitespace-character-count="4578"/>
  </office:meta>
</office:document-meta>
</file>